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E8000001DE9C1911D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cm" svg:height="20.4cm" svg:x="3.6cm" svg:y="0cm">
          <draw:image xlink:href="Pictures/10000000000001E8000001DE9C1911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0T18:54:08</meta:creation-date>
    <dc:date>2013-02-10T18:55:05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